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/>
      <style:text-properties fo:font-size="16pt" fo:font-weight="bold" officeooo:paragraph-rsid="001683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1683dc"/>
    </style:style>
    <style:style style:name="P5" style:family="paragraph" style:parent-style-name="Standard">
      <style:paragraph-properties fo:line-height="100%"/>
      <style:text-properties officeooo:rsid="001ec429" officeooo:paragraph-rsid="001ec429"/>
    </style:style>
    <style:style style:name="P6" style:family="paragraph" style:parent-style-name="Standard">
      <style:paragraph-properties fo:line-height="100%"/>
      <style:text-properties officeooo:rsid="00154a7c" officeooo:paragraph-rsid="00154a7c"/>
    </style:style>
    <style:style style:name="P7" style:family="paragraph" style:parent-style-name="Standard">
      <style:paragraph-properties fo:line-height="100%"/>
      <style:text-properties officeooo:rsid="00154a7c" officeooo:paragraph-rsid="001ec429"/>
    </style:style>
    <style:style style:name="P8" style:family="paragraph" style:parent-style-name="Standard">
      <loext:graphic-properties draw:fill="none"/>
      <style:paragraph-properties fo:margin-left="0.25in" fo:margin-right="0in" fo:line-height="100%" fo:text-indent="0in" style:auto-text-indent="false" fo:background-color="transparent"/>
    </style:style>
    <style:style style:name="P9" style:family="paragraph" style:parent-style-name="Standard" style:master-page-name="">
      <loext:graphic-properties draw:fill="none"/>
      <style:paragraph-properties fo:margin-left="0.25in" fo:margin-right="0in" fo:line-height="100%" fo:text-indent="0in" style:auto-text-indent="false" style:page-number="auto" fo:background-color="transparent"/>
    </style:style>
    <style:style style:name="P10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</style:style>
    <style:style style:name="P1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paragraph-rsid="00170ddc"/>
    </style:style>
    <style:style style:name="P1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size="16pt" fo:font-weight="bold" officeooo:paragraph-rsid="001683dc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rsid="001683dc" officeooo:paragraph-rsid="001683dc"/>
    </style:style>
    <style:style style:name="P1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1683dc"/>
    </style:style>
    <style:style style:name="P15" style:family="paragraph" style:parent-style-name="Standard" style:list-style-name="L1">
      <style:paragraph-properties fo:line-height="100%"/>
      <style:text-properties officeooo:rsid="001ec429" officeooo:paragraph-rsid="001ec429"/>
    </style:style>
    <style:style style:name="P16" style:family="paragraph" style:parent-style-name="Standard" style:list-style-name="L1">
      <style:paragraph-properties fo:line-height="150%"/>
      <style:text-properties officeooo:rsid="001ec429" officeooo:paragraph-rsid="001ec429"/>
    </style:style>
    <style:style style:name="P17" style:family="paragraph" style:parent-style-name="Standard" style:list-style-name="L2">
      <loext:graphic-properties draw:fill="none"/>
      <style:paragraph-properties fo:line-height="100%" fo:background-color="transparent"/>
    </style:style>
    <style:style style:name="P18" style:family="paragraph" style:parent-style-name="Standard">
      <loext:graphic-properties draw:fill="none"/>
      <style:paragraph-properties fo:line-height="100%" fo:background-color="transparent"/>
    </style:style>
    <style:style style:name="P19" style:family="paragraph" style:parent-style-name="Standard">
      <loext:graphic-properties draw:fill="none"/>
      <style:paragraph-properties fo:line-height="100%" fo:background-color="transparent"/>
      <style:text-properties officeooo:paragraph-rsid="0037bef4"/>
    </style:style>
    <style:style style:name="P20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rsid="001683dc" officeooo:paragraph-rsid="0037bef4"/>
    </style:style>
    <style:style style:name="P2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rsid="0037bef4" officeooo:paragraph-rsid="0037bef4"/>
    </style:style>
    <style:style style:name="P2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rsid="00420053" officeooo:paragraph-rsid="00420053"/>
    </style:style>
    <style:style style:name="P2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size="16pt" fo:font-weight="bold" officeooo:rsid="001683dc" officeooo:paragraph-rsid="00170ddc" style:font-size-asian="16pt" style:font-weight-asian="bold" style:font-size-complex="16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size="12pt" fo:font-weight="normal" officeooo:rsid="001683dc" officeooo:paragraph-rsid="00170ddc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fo:font-size="12pt" fo:font-weight="normal" officeooo:rsid="00420053" officeooo:paragraph-rsid="00420053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83dc" style:font-size-asian="16pt" style:font-weight-asian="bold" style:font-size-complex="16pt" style:font-weight-complex="bold"/>
    </style:style>
    <style:style style:name="T3" style:family="text">
      <style:text-properties officeooo:rsid="003467fb"/>
    </style:style>
    <style:style style:name="T4" style:family="text">
      <style:text-properties officeooo:rsid="00357baa"/>
    </style:style>
    <style:style style:name="T5" style:family="text">
      <style:text-properties officeooo:rsid="0037bef4"/>
    </style:style>
    <style:style style:name="T6" style:family="text">
      <style:text-properties officeooo:rsid="003a41e3"/>
    </style:style>
    <style:style style:name="T7" style:family="text">
      <style:text-properties officeooo:rsid="0042f5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T-SECURITY</text:p>
      <text:p text:style-name="P20">Assignment – 3 &lt;&gt;-</text:p>
      <text:p text:style-name="P20">Week_3_Web_Security.</text:p>
      <text:p text:style-name="P20">Group_No_22.</text:p>
      <text:p text:style-name="P20"><text:span text:style-name="T7">Group Members: </text:span>Kartikey Tripathi, Vivek Yadav and Makrand Thorat</text:p>
      <text:p text:style-name="P20"/>
      <text:p text:style-name="P20"/>
      <text:p text:style-name="P1">Exercise 1: SQL-Injection</text:p>
      <text:p text:style-name="P6">The below link contains the assignment solution</text:p>
      <text:p text:style-name="P3"><text:a xlink:type="simple" xlink:href="https://github.com/viveksacademia4git/InternetSecurity/tree/master/SqlInjection/doc/altoro_mutual" text:style-name="Internet_20_link" text:visited-style-name="Visited_20_Internet_20_Link">https://github.com/viveksacademia4git/InternetSecurity/tree/master/SqlInjection/doc/altoro_mutual</text:a></text:p>
      <text:p text:style-name="P3"/>
      <text:p text:style-name="P4"/>
      <text:p text:style-name="P2">Exercise 2: Cross-Site Scripting</text:p>
      <text:p text:style-name="P5">1. Look for a place, where you can conduct a reflected XSS attack against a user that is currently not logged in.</text:p>
      <text:list xml:id="list843715907" text:style-name="L1">
        <text:list-item>
          <text:p text:style-name="P15">Design an attack that fakes the Login form to attack users that are currently not logged in. Send the login information to a server of your choice and login the user normally afterwards.</text:p>
        </text:list-item>
        <text:list-item>
          <text:p text:style-name="P16">How can you hide the attack code to the victim? Implement an exemplary concealment.</text:p>
        </text:list-item>
      </text:list>
      <text:p text:style-name="P7">The below link contains the assignment solution for both of the above mentioned scenarios</text:p>
      <text:p text:style-name="P5"><text:a xlink:type="simple" xlink:href="https://github.com/viveksacademia4git/InternetSecurity/blob/SQL-Injection-and-XSS/AngularXSS/lite-server/README.md" text:style-name="Internet_20_link" text:visited-style-name="Visited_20_Internet_20_Link">https://github.com/viveksacademia4git/InternetSecurity/blob/SQL-Injection-and-XSS/AngularXSS/lite-server/README.md</text:a></text:p>
      <text:p text:style-name="P5"/>
      <text:p text:style-name="P3">2. Look for a place, where you can conduct a reflected XSS attack against a user that is currently logged:</text:p>
      <text:p text:style-name="P9">1. Design an attack that reads information about the user and send it to a server of your choice.</text:p>
      <text:p text:style-name="P8"><text:a xlink:type="simple" xlink:href="https://github.com/viveksacademia4git/InternetSecurity/tree/SQL-Injection-and-XSS/AngularXSS/doc/ReflectiveXSS" text:style-name="Internet_20_link" text:visited-style-name="Visited_20_Internet_20_Link">https://github.com/viveksacademia4git/InternetSecurity/tree/SQL-Injection-and-XSS/AngularXSS/doc/ReflectiveXSS</text:a></text:p>
      <text:p text:style-name="P10"/>
      <text:p text:style-name="P10">3. What would be your <text:span text:style-name="T4">advice</text:span> for the Altoro Mutual bank in order to close the vulnerabilities or to make exploiting them impossible?</text:p>
      <text:p text:style-name="P10"><text:a xlink:type="simple" xlink:href="https://github.com/viveksacademia4git/InternetSecurity/tree/SQL-Injection-and-XSS/AngularXSS/doc/MeasuresToOvercomeXSSAttack" text:style-name="Internet_20_link" text:visited-style-name="Visited_20_Internet_20_Link">https://github.com/viveksacademia4git/InternetSecurity/tree/SQL-Injection-and-XSS/AngularXSS/doc/MeasuresToOvercomeXSSAttack</text:a></text:p>
      <text:p text:style-name="P10"/>
      <text:p text:style-name="P4"/>
      <text:p text:style-name="P12">Exercise 3: API Information Disclosure</text:p>
      <text:p text:style-name="P23">Link with documentation of the task completion</text:p>
      <text:p text:style-name="P23"><text:a xlink:type="simple" xlink:href="https://github.com/sudo-kartik/Web_security/blob/master/assingment-3%20exercise%20-3.md" text:style-name="Internet_20_link" text:visited-style-name="Visited_20_Internet_20_Link">https://github.com/sudo-kartik/Web_security/blob/master/assingment-3%20exercise%20-3.md</text:a></text:p>
      <text:p text:style-name="P23"/>
      <text:p text:style-name="P10"/>
      <text:p text:style-name="P14"><text:span text:style-name="T1">Exercise 4: Web Security in Practi</text:span><text:span text:style-name="T2">c</text:span><text:span text:style-name="T1">e</text:span></text:p>
      <text:p text:style-name="P10">Develop a small web application in a programming language of your choice that initially is deliberately vulnerable to one of:</text:p>
      <text:list xml:id="list1478635426" text:style-name="L2">
        <text:list-item>
          <text:p text:style-name="P17">SQL-Injection, or</text:p>
        </text:list-item>
        <text:list-item>
          <text:p text:style-name="P17">Cross-Site Request Forgery, or</text:p>
        </text:list-item>
        <text:list-item>
          <text:p text:style-name="P17">Remote Code Execution</text:p>
        </text:list-item>
      </text:list>
      <text:p text:style-name="P18"/>
      <text:p text:style-name="P21"><text:soft-page-break/>Explain where and why your code is vulnerable to the selected vulnerability and develop a fix for that.</text:p>
      <text:p text:style-name="P21"/>
      <text:p text:style-name="P22"><text:span text:style-name="T6">T</text:span>he above task completion is documented in the link below:</text:p>
      <text:p text:style-name="P19"><text:a xlink:type="simple" xlink:href="https://github.com/viveksacademia4git/InternetSecurity/issues/22" text:style-name="Internet_20_link" text:visited-style-name="Visited_20_Internet_20_Link">https://github.com/viveksacademia4git/InternetSecurity/issues/22</text:a></text:p>
      <text:p text:style-name="P10"/>
      <text:p text:style-name="P13"><text:span text:style-name="T5">Note: (Suggestion) Restrict the privileges of the database user assigned to interact with the database. </text:span></text:p>
      <text:p text:style-name="P13"/>
      <text:p text:style-name="P11"/>
      <text:p text:style-name="P24">Exercise 5: Cross Origin Resource Sharing</text:p>
      <text:p text:style-name="P26">Link with documentation of the task completion</text:p>
      <text:p text:style-name="P25"><text:a xlink:type="simple" xlink:href="https://github.com/sudo-kartik/Web_security/blob/master/exercise-5.md" text:style-name="Internet_20_link" text:visited-style-name="Visited_20_Internet_20_Link">https://github.com/sudo-kartik/Web_security/blob/master/exercise-5.md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3:34:43.795078658</meta:creation-date>
    <dc:date>2019-11-08T20:02:30.792849189</dc:date>
    <meta:editing-duration>PT4H53M24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289" meta:character-count="2372" meta:non-whitespace-character-count="2120"/>
  </office:meta>
</office:document-meta>
</file>